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9999ff" draw:textarea-horizontal-align="justify" draw:textarea-vertical-align="middle" draw:auto-grow-height="false"/>
    </style:style>
    <style:style style:name="gr6"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1cm"/>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6" style:family="graphic" style:parent-style-name="standard">
      <style:graphic-properties draw:auto-grow-height="false" fo:min-height="0.749cm" fo:min-width="0.499cm" fo:wrap-option="no-wrap"/>
    </style:style>
    <style:style style:name="gr17"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fill="solid" draw:fill-color="#cccccc" draw:textarea-horizontal-align="center" draw:textarea-vertical-align="middle"/>
    </style:style>
    <style:style style:name="gr22" style:family="graphic" style:parent-style-name="standard">
      <style:graphic-properties draw:fill="solid" draw:fill-color="#00cccc" draw:textarea-vertical-align="middle" draw:auto-grow-height="false" fo:min-height="0.749cm" fo:min-width="0.499cm"/>
    </style:style>
    <style:style style:name="gr23"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5" style:family="graphic" style:parent-style-name="standard">
      <style:graphic-properties draw:fill="solid" draw:fill-color="#99ccff" draw:textarea-horizontal-align="center" draw:textarea-vertical-align="middle"/>
    </style:style>
    <style:style style:name="gr26" style:family="graphic" style:parent-style-name="standard">
      <style:graphic-properties draw:marker-end="Стили_20_стрелок_20_5" draw:fill="solid" draw:fill-color="#99ccff" draw:textarea-horizontal-align="center" draw:textarea-vertical-align="middle"/>
    </style:style>
    <style:style style:name="gr27" style:family="graphic" style:parent-style-name="standard">
      <style:graphic-properties draw:marker-end="Стили_20_стрелок_20_14" draw:fill="solid" draw:fill-color="#99ccff" draw:textarea-horizontal-align="center" draw:textarea-vertical-align="middle"/>
    </style:style>
    <style:style style:name="gr28" style:family="graphic" style:parent-style-name="standard">
      <style:graphic-properties draw:marker-end="Стили_20_стрелок_20_17" draw:fill="solid" draw:fill-color="#99ccff" draw:textarea-horizontal-align="center" draw:textarea-vertical-align="middle"/>
    </style:style>
    <style:style style:name="gr29" style:family="graphic" style:parent-style-name="standard">
      <style:graphic-properties draw:marker-end="Стили_20_стрелок_20_22" draw:fill="solid" draw:fill-color="#99ccff" draw:textarea-horizontal-align="center" draw:textarea-vertical-align="middle"/>
    </style:style>
    <style:style style:name="gr30" style:family="graphic" style:parent-style-name="standard">
      <style:graphic-properties draw:marker-end="Стили_20_стрелок_20_23" draw:fill="solid" draw:fill-color="#99ccff" draw:textarea-horizontal-align="center" draw:textarea-vertical-align="middle"/>
    </style:style>
    <style:style style:name="gr31" style:family="graphic" style:parent-style-name="standard">
      <style:graphic-properties draw:marker-end="Стили_20_стрелок_20_24" draw:fill="solid" draw:fill-color="#99ccff" draw:textarea-horizontal-align="center" draw:textarea-vertical-align="middle"/>
    </style:style>
    <style:style style:name="gr32" style:family="graphic" style:parent-style-name="_32_22">
      <style:graphic-properties draw:fill="solid" draw:fill-color="#99ccff"/>
    </style:style>
    <style:style style:name="gr33" style:family="graphic" style:parent-style-name="standard">
      <style:graphic-properties draw:marker-end="Стили_20_стрелок_20_27" draw:fill="solid" draw:fill-color="#99ccff" draw:textarea-horizontal-align="center" draw:textarea-vertical-align="middle"/>
    </style:style>
    <style:style style:name="gr34" style:family="graphic" style:parent-style-name="standard">
      <style:graphic-properties draw:marker-end="Стили_20_стрелок_20_29" draw:fill="solid" draw:fill-color="#99ccff" draw:textarea-horizontal-align="center" draw:textarea-vertical-align="middle"/>
    </style:style>
    <style:style style:name="gr35" style:family="graphic" style:parent-style-name="standard">
      <style:graphic-properties draw:fill="solid" draw:fill-color="#b3b3b3" draw:textarea-horizontal-align="justify" draw:textarea-vertical-align="middle" draw:auto-grow-height="false" fo:min-height="0cm" fo:min-width="0cm" fo:wrap-option="no-wrap"/>
    </style:style>
    <style:style style:name="gr36" style:family="graphic" style:parent-style-name="standard">
      <style:graphic-properties draw:stroke="dash" draw:stroke-dash="Fine_20_Dashed" draw:marker-end="Стили_20_стрелок_20_32" draw:textarea-horizontal-align="center" draw:textarea-vertical-align="middle"/>
    </style:style>
    <style:style style:name="gr37" style:family="graphic" style:parent-style-name="standard">
      <style:graphic-properties draw:stroke="dash" draw:stroke-dash="Fine_20_Dashed" draw:marker-start="" draw:marker-end="Стили_20_стрелок_20_32" draw:textarea-horizontal-align="center" draw:textarea-vertical-align="middle"/>
    </style:style>
    <style:style style:name="P1" style:family="paragraph">
      <style:paragraph-properties fo:margin-left="0cm" fo:margin-right="0.043cm" fo:text-align="center" fo:text-indent="0cm"/>
    </style:style>
    <style:style style:name="P2" style:family="paragraph">
      <style:paragraph-properties fo:margin-left="0cm" fo:margin-right="0.043cm" fo:text-align="center" fo:text-indent="0cm"/>
      <style:text-properties fo:font-size="15pt" style:font-size-asian="10pt" style:font-size-complex="10pt"/>
    </style:style>
    <style:style style:name="P3" style:family="paragraph">
      <style:paragraph-properties fo:margin-left="0cm" fo:margin-right="0.043cm" fo:text-align="center" fo:text-indent="0cm"/>
      <style:text-properties fo:font-size="15pt" fo:font-weight="bold" style:font-size-asian="10pt" style:font-size-complex="10pt"/>
    </style:style>
    <style:style style:name="P4" style:family="paragraph">
      <style:paragraph-properties fo:margin-left="0cm" fo:margin-right="0.043cm" fo:text-align="start" fo:text-indent="0cm"/>
      <style:text-properties fo:font-size="15pt" style:font-size-asian="10pt" style:font-size-complex="10pt"/>
    </style:style>
    <style:style style:name="P5" style:family="paragraph">
      <style:paragraph-properties fo:text-align="center"/>
    </style:style>
    <style:style style:name="P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style:text-autospace="none"/>
    </style:style>
    <style:style style:name="P11" style:family="paragraph">
      <style:paragraph-properties fo:text-align="start"/>
      <style:text-properties fo:font-family="'Courier New'" style:font-family-generic="modern" style:font-pitch="fixed"/>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margin-left="0.4cm" fo:margin-right="0.2cm" fo:text-indent="2.575cm"/>
    </style:style>
    <style:style style:name="P15" style:family="paragraph">
      <style:paragraph-properties fo:text-align="start"/>
    </style:style>
    <style:style style:name="P16" style:family="paragraph">
      <style:paragraph-properties fo:margin-left="1.814cm" fo:margin-right="0.3cm" fo:text-indent="-1.463cm"/>
    </style:style>
    <style:style style:name="T1" style:family="text">
      <style:text-properties fo:font-size="15pt" style:font-size-asian="10pt" style:font-size-complex="10pt"/>
    </style:style>
    <style:style style:name="T2" style:family="text">
      <style:text-properties fo:font-size="15pt" fo:font-style="italic" style:font-size-asian="10pt" style:font-style-asian="italic" style:font-size-complex="10pt" style:font-style-complex="italic"/>
    </style:style>
    <style:style style:name="T3" style:family="text">
      <style:text-properties fo:font-size="15pt" fo:font-weight="bold" style:font-size-asian="10pt" style:font-size-complex="10pt"/>
    </style:style>
    <style:style style:name="T4" style:family="text">
      <style:text-properties fo:font-family="'Courier New'" style:font-family-generic="modern" style:font-pitch="fixed"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0" style:family="text">
      <style:text-properties fo:color="#000000"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3"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4" style:family="text">
      <style:text-properties fo:color="#0000ff" fo:font-size="24pt" fo:font-weight="bold" style:font-size-asian="24pt" style:font-weight-asian="bold" style:font-size-complex="24pt" style:font-weight-complex="bold"/>
    </style:style>
    <style:style style:name="T15" style:family="text">
      <style:text-properties fo:font-family="'Courier New'" style:font-family-generic="modern" style:font-pitch="fixe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8"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9"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20"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1"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22" style:family="text">
      <style:text-properties fo:font-weight="bold" style:font-weight-asian="bold" style:font-weight-complex="bold"/>
    </style:style>
    <style:style style:name="T2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id="id9" draw:layer="layout" svg:width="9cm" svg:height="1.5cm" svg:x="34cm" svg:y="24.846cm">
          <text:p text:style-name="P1"><text:span text:style-name="T1">NONmandatory attribure </text:span></text:p>
          <text:p text:style-name="P1"><text:span text:style-name="T2">(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7" draw:layer="layout" svg:width="10.2cm" svg:height="2.5cm" svg:x="21.5cm" svg:y="24.346cm">
          <text:p>Entity </text:p>
          <text:p>(name of row in a table)</text:p>
        </draw:rect>
        <draw:custom-shape draw:style-name="gr2" draw:text-style-name="P2" draw:id="id10" draw:layer="layout" svg:width="9cm" svg:height="1.5cm" svg:x="34cm" svg:y="22.946cm">
          <text:p text:style-name="P1"><text:span text:style-name="T1">Mandatory attribure </text:span></text:p>
          <text:p text:style-name="P1"><text:span text:style-name="T2">(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1" draw:layer="layout" svg:width="9cm" svg:height="0.846cm" svg:x="34cm" svg:y="21.5cm">
          <text:p text:style-name="P1"><text:span text:style-name="T3">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8" draw:layer="layout" svg:width="9cm" svg:height="1cm" svg:x="34cm" svg:y="26.846cm">
          <text:p text:style-name="P1"><text:span text:style-name="T1">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2" draw:id="id6" draw:layer="layout" svg:width="9cm" svg:height="2cm" svg:x="34cm" svg:y="28.846cm">
          <text:p text:style-name="P1"><text:span text:style-name="T1">In language localizable attribute</text:span></text:p>
          <text:p text:style-name="P1"><text:span text:style-name="T2">(having different values </text:span></text:p>
          <text:p text:style-name="P1"><text:span text:style-name="T2">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1" draw:layer="layout" svg:width="4.5cm" svg:height="1.5cm" svg:x="49.5cm" svg:y="20.5cm">
          <text:p>Entity A</text:p>
        </draw:rect>
        <draw:rect draw:style-name="Заголовок_20_сущности" draw:id="id2" draw:layer="layout" svg:width="4.5cm" svg:height="1.5cm" svg:x="59cm" svg:y="20.5cm">
          <text:p>Entity B</text:p>
        </draw:rect>
        <draw:connector draw:style-name="gr6" draw:text-style-name="P5" draw:layer="layout" svg:x1="54cm" svg:y1="21.25cm" svg:x2="59cm" svg:y2="21.25cm" draw:start-shape="id1" draw:start-glue-point="1" draw:end-shape="id2" draw:end-glue-point="3" svg:d="m54000 21250h5000">
          <text:p/>
        </draw:connector>
        <draw:frame draw:style-name="gr7" draw:layer="layout" svg:width="4cm" svg:height="1.25cm" svg:x="54.5cm" svg:y="20.25cm">
          <draw:text-box>
            <text:p>relationship</text:p>
          </draw:text-box>
        </draw:frame>
        <draw:custom-shape draw:style-name="gr8" draw:text-style-name="P6" draw:layer="layout" svg:width="5cm" svg:height="5cm" svg:x="67cm" svg:y="19.5cm">
          <text:p text:style-name="P5"><text:span text:style-name="T4">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5" draw:layer="layout" draw:type="curve" svg:x1="44.25cm" svg:y1="40.7cm" svg:x2="44.25cm" svg:y2="42.154cm" draw:start-shape="id3" draw:start-glue-point="2" draw:end-shape="id4" draw:end-glue-point="0" svg:d="m44250 40700v1454">
          <text:p/>
        </draw:connector>
        <draw:rect draw:style-name="Заголовок_20_сущности" draw:id="id5" draw:layer="layout" svg:width="5.5cm" svg:height="2cm" svg:x="41.5cm" svg:y="36.5cm">
          <text:p>Superclass </text:p>
          <text:p>entity</text:p>
        </draw:rect>
        <draw:connector draw:style-name="gr9" draw:text-style-name="P5" draw:layer="layout" draw:type="line" svg:x1="44.25cm" svg:y1="38.5cm" svg:x2="44.25cm" svg:y2="39.6cm" draw:start-shape="id5" draw:start-glue-point="2" draw:end-shape="id3" draw:end-glue-point="0" svg:d="m44250 38500v1100">
          <text:p/>
        </draw:connector>
        <draw:rect draw:style-name="Заголовок_20_сущности" draw:id="id4" draw:layer="layout" svg:width="6.226cm" svg:height="1.846cm" svg:x="41.137cm" svg:y="42.154cm">
          <text:p>Subclass </text:p>
          <text:p>entity</text:p>
        </draw:rect>
        <draw:frame draw:style-name="gr7" draw:layer="layout" svg:width="3.5cm" svg:height="1.25cm" svg:x="45.1cm" svg:y="39.699cm">
          <draw:text-box>
            <text:p>OOP like</text:p>
          </draw:text-box>
        </draw:frame>
        <draw:custom-shape draw:style-name="Вид" draw:layer="layout" svg:width="6cm" svg:height="3.6cm" svg:x="34cm" svg:y="35.4cm">
          <text:p>VIEW </text:p>
          <text:p><text:span text:style-name="T5">(like ones in </text:span></text:p>
          <text:p><text:span text:style-name="T5">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5" draw:layer="layout" draw:type="line" svg:x1="34cm" svg:y1="29.845cm" svg:x2="31.7cm" svg:y2="25.596cm" draw:start-shape="id6" draw:start-glue-point="5" draw:end-shape="id7" draw:end-glue-point="1" svg:d="m34000 29845-2300-4249">
          <text:p/>
        </draw:connector>
        <draw:connector draw:style-name="gr10" draw:text-style-name="P5" draw:layer="layout" draw:type="line" svg:x1="34cm" svg:y1="27.345cm" svg:x2="31.7cm" svg:y2="25.596cm" draw:start-shape="id8" draw:start-glue-point="5" draw:end-shape="id7" svg:d="m34000 27345-2300-1749">
          <text:p/>
        </draw:connector>
        <draw:connector draw:style-name="gr10" draw:text-style-name="P5" draw:layer="layout" draw:type="line" svg:x1="34cm" svg:y1="25.595cm" svg:x2="31.7cm" svg:y2="25.596cm" draw:start-shape="id9" draw:start-glue-point="5" draw:end-shape="id7" svg:d="m34000 25595-2300 1">
          <text:p/>
        </draw:connector>
        <draw:connector draw:style-name="gr10" draw:text-style-name="P5" draw:layer="layout" draw:type="line" svg:x1="34cm" svg:y1="23.695cm" svg:x2="31.7cm" svg:y2="25.596cm" draw:start-shape="id10" draw:start-glue-point="5" draw:end-shape="id7" svg:d="m34000 23695-2300 1901">
          <text:p/>
        </draw:connector>
        <draw:connector draw:style-name="gr10" draw:text-style-name="P5" draw:layer="layout" draw:type="line" svg:x1="34cm" svg:y1="21.922cm" svg:x2="31.7cm" svg:y2="25.596cm" draw:start-shape="id11" draw:start-glue-point="5" draw:end-shape="id7" svg:d="m34000 21922-2300 3674">
          <text:p/>
        </draw:connector>
        <draw:frame draw:style-name="gr7" draw:layer="layout" svg:width="9cm" svg:height="1.826cm" svg:x="15.5cm" svg:y="19.75cm">
          <draw:text-box>
            <text:p><text:span text:style-name="T6">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2">
          <draw:custom-shape draw:style-name="gr8" draw:text-style-name="P7" draw:layer="layout" svg:width="2cm" svg:height="2cm" svg:x="52.2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4.2cm" svg:y1="33cm" svg:x2="56.7cm" svg:y2="33cm" draw:start-shape="id12" draw:start-glue-point="1" svg:d="m54200 33000h2500">
          <text:p/>
        </draw:connector>
        <draw:connector draw:style-name="gr12" draw:text-style-name="P5" draw:layer="layout" svg:x1="54.203cm" svg:y1="37cm" svg:x2="56.7cm" svg:y2="37cm" draw:start-shape="id13" draw:start-glue-point="1" svg:d="m54203 37000h2497">
          <text:p/>
        </draw:connector>
        <draw:connector draw:style-name="gr13" draw:text-style-name="P5" draw:layer="layout" svg:x1="54.2cm" svg:y1="35cm" svg:x2="56.7cm" svg:y2="35cm" draw:start-shape="id14" draw:start-glue-point="1" svg:d="m54200 35000h2500">
          <text:p/>
        </draw:connector>
        <draw:g draw:id="id14">
          <draw:custom-shape draw:style-name="gr8" draw:text-style-name="P7" draw:layer="layout" svg:width="2cm" svg:height="2cm" svg:x="52.2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3">
          <draw:custom-shape draw:style-name="gr8" draw:text-style-name="P7" draw:layer="layout" svg:width="2cm" svg:height="2cm" svg:x="52.203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cm" svg:y1="33cm" svg:x2="49.725cm" svg:y2="33cm" draw:start-shape="id12" draw:start-glue-point="3" svg:d="m52200 33000h-2475">
          <text:p/>
        </draw:connector>
        <draw:connector draw:style-name="gr11" draw:text-style-name="P5" draw:layer="layout" svg:x1="52.203cm" svg:y1="37cm" svg:x2="49.725cm" svg:y2="37cm" draw:start-shape="id13" draw:start-glue-point="3" svg:d="m52203 37000h-2478">
          <text:p/>
        </draw:connector>
        <draw:connector draw:style-name="gr11" draw:text-style-name="P5" draw:layer="layout" svg:x1="52.2cm" svg:y1="35cm" svg:x2="49.725cm" svg:y2="35cm" draw:start-shape="id14" draw:start-glue-point="3" svg:d="m52200 35000h-2475">
          <text:p/>
        </draw:connector>
        <draw:g draw:id="id15">
          <draw:custom-shape draw:style-name="gr8" draw:text-style-name="P7" draw:layer="layout" svg:width="2cm" svg:height="2cm" svg:x="60.175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2.175cm" svg:y1="33cm" svg:x2="64.675cm" svg:y2="33cm" draw:start-shape="id15" draw:start-glue-point="1" svg:d="m62175 33000h2500">
          <text:p/>
        </draw:connector>
        <draw:connector draw:style-name="gr12" draw:text-style-name="P5" draw:layer="layout" svg:x1="62.178cm" svg:y1="37cm" svg:x2="64.675cm" svg:y2="37cm" draw:start-shape="id16" draw:start-glue-point="1" svg:d="m62178 37000h2497">
          <text:p/>
        </draw:connector>
        <draw:connector draw:style-name="gr13" draw:text-style-name="P5" draw:layer="layout" svg:x1="62.175cm" svg:y1="35cm" svg:x2="64.675cm" svg:y2="35cm" draw:start-shape="id17" draw:start-glue-point="1" svg:d="m62175 35000h2500">
          <text:p/>
        </draw:connector>
        <draw:g draw:id="id17">
          <draw:custom-shape draw:style-name="gr8" draw:text-style-name="P7" draw:layer="layout" svg:width="2cm" svg:height="2cm" svg:x="60.175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6">
          <draw:custom-shape draw:style-name="gr8" draw:text-style-name="P7" draw:layer="layout" svg:width="2cm" svg:height="2cm" svg:x="60.178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5cm" svg:y1="33cm" svg:x2="57.7cm" svg:y2="33cm" draw:start-shape="id15" draw:start-glue-point="3" svg:d="m60175 33000h-2475">
          <text:p/>
        </draw:connector>
        <draw:connector draw:style-name="gr14" draw:text-style-name="P5" draw:layer="layout" svg:x1="60.178cm" svg:y1="37cm" svg:x2="57.7cm" svg:y2="37cm" draw:start-shape="id16" draw:start-glue-point="3" svg:d="m60178 37000h-2478">
          <text:p/>
        </draw:connector>
        <draw:connector draw:style-name="gr14" draw:text-style-name="P5" draw:layer="layout" svg:x1="60.175cm" svg:y1="35cm" svg:x2="57.7cm" svg:y2="35cm" draw:start-shape="id17" draw:start-glue-point="3" svg:d="m60175 35000h-2475">
          <text:p/>
        </draw:connector>
        <draw:g draw:id="id18">
          <draw:custom-shape draw:style-name="gr8" draw:text-style-name="P7" draw:layer="layout" svg:width="2cm" svg:height="2cm" svg:x="67.971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9.971cm" svg:y1="33cm" svg:x2="72.471cm" svg:y2="33cm" draw:start-shape="id18" draw:start-glue-point="1" svg:d="m69971 33000h2500">
          <text:p/>
        </draw:connector>
        <draw:connector draw:style-name="gr12" draw:text-style-name="P5" draw:layer="layout" svg:x1="69.974cm" svg:y1="37cm" svg:x2="72.471cm" svg:y2="37cm" draw:start-shape="id19" draw:start-glue-point="1" svg:d="m69974 37000h2497">
          <text:p/>
        </draw:connector>
        <draw:connector draw:style-name="gr13" draw:text-style-name="P5" draw:layer="layout" svg:x1="69.971cm" svg:y1="35cm" svg:x2="72.471cm" svg:y2="35cm" draw:start-shape="id20" draw:start-glue-point="1" svg:d="m69971 35000h2500">
          <text:p/>
        </draw:connector>
        <draw:g draw:id="id20">
          <draw:custom-shape draw:style-name="gr8" draw:text-style-name="P7" draw:layer="layout" svg:width="2cm" svg:height="2cm" svg:x="67.971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9">
          <draw:custom-shape draw:style-name="gr8" draw:text-style-name="P7" draw:layer="layout" svg:width="2cm" svg:height="2cm" svg:x="67.974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1cm" svg:y1="33cm" svg:x2="65.496cm" svg:y2="33cm" draw:start-shape="id18" draw:start-glue-point="3" svg:d="m67971 33000h-2475">
          <text:p/>
        </draw:connector>
        <draw:connector draw:style-name="gr12" draw:text-style-name="P5" draw:layer="layout" svg:x1="67.974cm" svg:y1="37cm" svg:x2="65.496cm" svg:y2="37cm" draw:start-shape="id19" draw:start-glue-point="3" svg:d="m67974 37000h-2478">
          <text:p/>
        </draw:connector>
        <draw:connector draw:style-name="gr12" draw:text-style-name="P5" draw:layer="layout" svg:x1="67.971cm" svg:y1="35cm" svg:x2="65.496cm" svg:y2="35cm" draw:start-shape="id20" draw:start-glue-point="3" svg:d="m67971 35000h-2475">
          <text:p/>
        </draw:connector>
        <draw:line draw:style-name="gr10" draw:text-style-name="P5"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5" draw:text-style-name="P5" draw:layer="layout" svg:x1="54.203cm" svg:y1="38.96cm" svg:x2="56.7cm" svg:y2="38.96cm" draw:start-shape="id21" draw:start-glue-point="1" svg:d="m54203 38960h2497">
          <text:p/>
        </draw:connector>
        <draw:g draw:id="id21">
          <draw:custom-shape draw:style-name="gr8" draw:text-style-name="P7" draw:layer="layout" svg:width="2cm" svg:height="2cm" svg:x="52.203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03cm" svg:y1="38.96cm" svg:x2="49.725cm" svg:y2="38.96cm" draw:start-shape="id21" draw:start-glue-point="3" svg:d="m52203 38960h-2478">
          <text:p/>
        </draw:connector>
        <draw:connector draw:style-name="gr15" draw:text-style-name="P5" draw:layer="layout" svg:x1="62.178cm" svg:y1="38.96cm" svg:x2="64.675cm" svg:y2="38.96cm" draw:start-shape="id22" draw:start-glue-point="1" svg:d="m62178 38960h2497">
          <text:p/>
        </draw:connector>
        <draw:g draw:id="id22">
          <draw:custom-shape draw:style-name="gr8" draw:text-style-name="P7" draw:layer="layout" svg:width="2cm" svg:height="2cm" svg:x="60.178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8cm" svg:y1="38.96cm" svg:x2="57.7cm" svg:y2="38.96cm" draw:start-shape="id22" draw:start-glue-point="3" svg:d="m60178 38960h-2478">
          <text:p/>
        </draw:connector>
        <draw:connector draw:style-name="gr15" draw:text-style-name="P5" draw:layer="layout" svg:x1="69.974cm" svg:y1="38.96cm" svg:x2="72.471cm" svg:y2="38.96cm" draw:start-shape="id23" draw:start-glue-point="1" svg:d="m69974 38960h2497">
          <text:p/>
        </draw:connector>
        <draw:g draw:id="id23">
          <draw:custom-shape draw:style-name="gr8" draw:text-style-name="P7" draw:layer="layout" svg:width="2cm" svg:height="2cm" svg:x="67.974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4cm" svg:y1="38.96cm" svg:x2="65.496cm" svg:y2="38.96cm" draw:start-shape="id23"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4">
          <draw:custom-shape draw:style-name="gr8" draw:text-style-name="P7" draw:layer="layout" svg:width="2cm" svg:height="2cm" svg:x="75.747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77.747cm" svg:y1="33cm" svg:x2="80.247cm" svg:y2="33cm" draw:start-shape="id24" draw:start-glue-point="1" svg:d="m77747 33000h2500">
          <text:p/>
        </draw:connector>
        <draw:connector draw:style-name="gr12" draw:text-style-name="P5" draw:layer="layout" svg:x1="77.75cm" svg:y1="37cm" svg:x2="80.247cm" svg:y2="37cm" draw:start-shape="id25" draw:start-glue-point="1" svg:d="m77750 37000h2497">
          <text:p/>
        </draw:connector>
        <draw:connector draw:style-name="gr13" draw:text-style-name="P5" draw:layer="layout" svg:x1="77.747cm" svg:y1="35cm" svg:x2="80.247cm" svg:y2="35cm" draw:start-shape="id26" draw:start-glue-point="1" svg:d="m77747 35000h2500">
          <text:p/>
        </draw:connector>
        <draw:g draw:id="id26">
          <draw:custom-shape draw:style-name="gr8" draw:text-style-name="P7" draw:layer="layout" svg:width="2cm" svg:height="2cm" svg:x="75.747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5">
          <draw:custom-shape draw:style-name="gr8" draw:text-style-name="P7" draw:layer="layout" svg:width="2cm" svg:height="2cm" svg:x="75.75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47cm" svg:y1="33cm" svg:x2="73.272cm" svg:y2="33cm" draw:start-shape="id24" draw:start-glue-point="3" svg:d="m75747 33000h-2475">
          <text:p/>
        </draw:connector>
        <draw:connector draw:style-name="gr15" draw:text-style-name="P5" draw:layer="layout" svg:x1="75.75cm" svg:y1="37cm" svg:x2="73.272cm" svg:y2="37cm" draw:start-shape="id25" draw:start-glue-point="3" svg:d="m75750 37000h-2478">
          <text:p/>
        </draw:connector>
        <draw:connector draw:style-name="gr15" draw:text-style-name="P5" draw:layer="layout" svg:x1="75.747cm" svg:y1="35cm" svg:x2="73.272cm" svg:y2="35cm" draw:start-shape="id26" draw:start-glue-point="3" svg:d="m75747 35000h-2475">
          <text:p/>
        </draw:connector>
        <draw:connector draw:style-name="Связь_5f_0..1_5f_1..1" draw:layer="layout" svg:x1="73.276cm" svg:y1="28.435cm" svg:x2="80.276cm" svg:y2="28.435cm" svg:d="m73276 28435h7000">
          <text:p/>
        </draw:connector>
        <draw:connector draw:style-name="gr15" draw:text-style-name="P5" draw:layer="layout" svg:x1="77.75cm" svg:y1="38.96cm" svg:x2="80.247cm" svg:y2="38.96cm" draw:start-shape="id27" draw:start-glue-point="1" svg:d="m77750 38960h2497">
          <text:p/>
        </draw:connector>
        <draw:g draw:id="id27">
          <draw:custom-shape draw:style-name="gr8" draw:text-style-name="P7" draw:layer="layout" svg:width="2cm" svg:height="2cm" svg:x="75.75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5cm" svg:y1="38.96cm" svg:x2="73.272cm" svg:y2="38.96cm" draw:start-shape="id27" draw:start-glue-point="3" svg:d="m75750 38960h-2478">
          <text:p/>
        </draw:connector>
        <draw:custom-shape draw:style-name="gr16"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7" draw:text-style-name="P5" draw:id="id3"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6cm" svg:y="33.5cm">
          <text:p><text:span text:style-name="T8">Primary Key </text:span></text:p>
          <text:p><text:span text:style-name="T8"/></text:p>
          <text:p><text:span text:style-name="T9">Foreign Key</text:span></text:p>
          <text:p><text:span text:style-name="T10">Codifier (C)</text:span></text:p>
          <text:p><text:span text:style-name="T10">Field</text:span></text:p>
          <text:p><text:span text:style-name="T11">Field [length constraint]</text:span></text:p>
        </draw:rect>
        <draw:rect draw:style-name="gr18" draw:text-style-name="P8" draw:layer="layout" svg:width="14.758cm" svg:height="1cm" svg:x="16cm" svg:y="32.5cm">
          <text:p text:style-name="P5"><text:span text:style-name="T12">Entity</text:span></text:p>
        </draw:rect>
        <draw:rect draw:style-name="Свойства_20_атрибутов" draw:layer="layout" svg:width="1cm" svg:height="5.484cm" svg:x="30.758cm" svg:y="33.5cm">
          <text:p><text:span text:style-name="T11">#</text:span></text:p>
          <text:p><text:span text:style-name="T11"/></text:p>
          <text:p><text:span text:style-name="T11">*</text:span></text:p>
          <text:p><text:span text:style-name="T10">*</text:span></text:p>
          <text:p><text:span text:style-name="T11">o</text:span></text:p>
          <text:p><text:span text:style-name="T11">o</text:span></text:p>
        </draw:rect>
        <draw:connector draw:style-name="gr9" draw:text-style-name="P5" draw:layer="layout" draw:type="line" svg:x1="18.75cm" svg:y1="64cm" svg:x2="18.75cm" svg:y2="65.4cm" draw:start-shape="id28" draw:start-glue-point="2" draw:end-shape="id29" draw:end-glue-point="0" svg:d="m18750 64000v1400">
          <text:p/>
        </draw:connector>
        <draw:rect draw:style-name="Список_20_атрибутов_20_сущносей" draw:id="id28" draw:layer="layout" svg:width="12.5cm" svg:height="4cm" svg:x="12.5cm" svg:y="60cm">
          <text:p><text:span text:style-name="T13">Name</text:span></text:p>
          <text:p><text:span text:style-name="T13">Entity</text:span></text:p>
          <text:p><text:span text:style-name="T13">Description</text:span></text:p>
          <text:p><text:span text:style-name="T13">Comments</text:span></text:p>
        </draw:rect>
        <draw:rect draw:style-name="gr18" draw:text-style-name="P8" draw:id="id70" draw:layer="layout" svg:width="12.5cm" svg:height="1cm" svg:x="12.5cm" svg:y="59cm">
          <text:p text:style-name="P5"><text:span text:style-name="T12">Named</text:span></text:p>
        </draw:rect>
        <draw:rect draw:style-name="Свойства_20_атрибутов" draw:id="id67" draw:layer="layout" svg:width="1cm" svg:height="4cm" svg:x="25cm" svg:y="60cm">
          <text:p><text:span text:style-name="T11">*</text:span></text:p>
          <text:p><text:span text:style-name="T11">*</text:span></text:p>
          <text:p><text:span text:style-name="T11">о</text:span></text:p>
          <text:p><text:span text:style-name="T11">о</text:span></text:p>
        </draw:rect>
        <draw:path draw:style-name="gr17" draw:text-style-name="P5" draw:id="id29" draw:layer="layout" svg:width="2.099cm" svg:height="1.099cm" svg:x="17.7cm" svg:y="65.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2.166cm" svg:y1="74.971cm" svg:x2="18.301cm" svg:y2="66.5cm" draw:end-shape="id29" draw:end-glue-point="5" svg:d="m2166 74971c0-5940 16135-1705 16135-8471">
          <text:p/>
        </draw:connector>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polyline draw:style-name="gr19" draw:text-style-name="P5" draw:layer="layout" svg:width="92.999cm" svg:height="106.499cm" svg:x="7cm" svg:y="49.5cm" svg:viewBox="0 0 93000 106500" draw:points="0,5918 93000,5918 93000,106500 2386,106500 2386,0">
          <text:p/>
        </draw:polyline>
        <draw:frame draw:style-name="gr20" draw:text-style-name="P9" draw:layer="layout" svg:width="11cm" svg:height="1.75cm" svg:x="88cm" svg:y="71.5cm">
          <draw:text-box>
            <text:p><text:span text:style-name="T14">Package: Codifier</text:span></text:p>
          </draw:text-box>
        </draw:frame>
        <draw:rect draw:style-name="gr21" draw:text-style-name="P11" draw:layer="layout" svg:width="33.5cm" svg:height="26.5cm" svg:x="62.5cm" svg:y="83cm">
          <text:p text:style-name="P10"><text:span text:style-name="T15">-- Referencing functions:</text:span></text:p>
          <text:p text:style-name="P10"><text:span text:style-name="T15"/></text:p>
          <text:p text:style-name="P10"><text:span text:style-name="T15">make_codekey(par_code_id integer, par_code_text varchar)</text:span></text:p>
          <text:p text:style-name="P10"><text:span text:style-name="T15">make_codekey_null()</text:span></text:p>
          <text:p text:style-name="P10"><text:span text:style-name="T15">make_codekey_byid(par_code_id integer)</text:span></text:p>
          <text:p text:style-name="P10"><text:span text:style-name="T15">make_codekey_bystr(par_code_text varchar)</text:span></text:p>
          <text:p text:style-name="P10"><text:span text:style-name="T15">make_acodekey(par_cf_key t_code_key, par_c_key t_code_key)</text:span></text:p>
          <text:p text:style-name="P10"><text:span text:style-name="T15">make_acodekey_null()</text:span></text:p>
          <text:p text:style-name="P10"><text:span text:style-name="T15">make_codekeyl(par_key_lng t_code_key, par_code_key t_code_key)</text:span></text:p>
          <text:p text:style-name="P10"><text:span text:style-name="T15">make_codekeyl_null()</text:span></text:p>
          <text:p text:style-name="P10"><text:span text:style-name="T15">make_codekeyl_byid(par_code_id integer)</text:span></text:p>
          <text:p text:style-name="P10"><text:span text:style-name="T15">make_codekeyl_bystr(par_code_text varchar)</text:span></text:p>
          <text:p text:style-name="P10"><text:span text:style-name="T15">make_codekeyl_bystrl(par_lng_key t_code_key, par_code_text varchar)</text:span></text:p>
          <text:p text:style-name="P10"><text:span text:style-name="T15">make_acodekeyl(par_key_lng t_code_key, par_cf_key t_code_key, par_c_key t_code_key)</text:span></text:p>
          <text:p text:style-name="P10"><text:span text:style-name="T15">make_acodekeyl_null()</text:span></text:p>
          <text:p text:style-name="P10"><text:span text:style-name="T15">make_acodekeyl_byid(par_code_id integer)</text:span></text:p>
          <text:p text:style-name="P10"><text:span text:style-name="T15">make_acodekeyl_bystr1(par_code_text varchar)</text:span></text:p>
          <text:p text:style-name="P10"><text:span text:style-name="T15">make_acodekeyl_bystr2(par_codifier_text varchar, par_code_text varchar)</text:span></text:p>
          <text:p text:style-name="P10"><text:span text:style-name="T15">show_codekey(par_key t_code_key)</text:span></text:p>
          <text:p text:style-name="P10"><text:span text:style-name="T15">show_acodekey(par_key t_addressed_code_key)</text:span></text:p>
          <text:p text:style-name="P10"><text:span text:style-name="T15">show_codekeyl(par_key t_code_key_by_lng)</text:span></text:p>
          <text:p text:style-name="P10"><text:span text:style-name="T15">show_acodekeyl(par_key t_addressed_code_key_by_lng)</text:span></text:p>
          <text:p text:style-name="P10"><text:span text:style-name="T15">generalize_codekey(par_key t_code_key)</text:span></text:p>
          <text:p text:style-name="P10"><text:span text:style-name="T15">generalize_codekeyl(par_key t_code_key_by_lng)</text:span></text:p>
          <text:p text:style-name="P10"><text:span text:style-name="T15">generalize_acodekey(par_key t_addressed_code_key)</text:span></text:p>
          <text:p text:style-name="P10"><text:span text:style-name="T15">generalize_codekey_wcf(par_cf_codekey t_code_key, par_key t_code_key)</text:span></text:p>
          <text:p text:style-name="P10"><text:span text:style-name="T15">generalize_codekeyl_wcf(par_cf_codekey t_code_key, par_key t_code_key_by_lng)</text:span></text:p>
          <text:p text:style-name="P10"><text:span text:style-name="T15">codekey_type(par_key t_code_key)</text:span></text:p>
          <text:p text:style-name="P10"><text:span text:style-name="T15">acodekey_type(par_key t_addressed_code_key)</text:span></text:p>
          <text:p text:style-name="P10"><text:span text:style-name="T15">codekeyl_type(par_key t_code_key_by_lng)</text:span></text:p>
          <text:p text:style-name="P10"><text:span text:style-name="T15">acodekeyl_type(par_key t_addressed_code_key_by_lng)</text:span></text:p>
          <text:p text:style-name="P10"><text:span text:style-name="T15">mk_name_construction_input(</text:span></text:p>
          <text:p text:style-name="P10"><text:span text:style-name="T15"><text:tab/></text:span><text:span text:style-name="T15"> <text:s/></text:span><text:span text:style-name="T15">par_lng <text:s/>t_code_key_by_lng</text:span></text:p>
          <text:p text:style-name="P10"><text:span text:style-name="T15"><text:tab/></text:span><text:span text:style-name="T15">, par_name varchar</text:span></text:p>
          <text:p text:style-name="P10"><text:span text:style-name="T15"><text:s text:c="3"/></text:span><text:span text:style-name="T15">, par_entity t_code_key_by_lng</text:span></text:p>
          <text:p text:style-name="P10"><text:span text:style-name="T15"><text:s text:c="3"/></text:span><text:span text:style-name="T15">, par_description varchar</text:span></text:p>
          <text:p text:style-name="P10"><text:span text:style-name="T15"><text:s text:c="3"/></text:span><text:span text:style-name="T15">)</text:span></text:p>
          <text:p><text:span text:style-name="T15"/></text:p>
        </draw:rect>
        <draw:custom-shape draw:style-name="gr22" draw:text-style-name="P12" draw:layer="layout" svg:width="28cm" svg:height="7.5cm" svg:x="34cm" svg:y="4.5cm">
          <text:p><text:span text:style-name="T16">Copyright (C) 2010 Andrejs Sisojevs &lt;andrejs.sisojevs@nextmail.ru&gt;</text:span></text:p>
          <text:p><text:span text:style-name="T16"/></text:p>
          <text:p><text:span text:style-name="T16">All rights reserved.</text:span></text:p>
          <text:p><text:span text:style-name="T16"/></text:p>
          <text:p><text:span text:style-name="T16">For license and copyright information, see the file COPYRIGHT</text:span></text:p>
          <text:p><text:span text:style-name="T5"/></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32"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17">Code ID</text:span><text:span text:style-name="T18"> </text:span></text:p>
          <text:p><text:span text:style-name="T19">Code type</text:span></text:p>
          <text:p><text:span text:style-name="T19">Code text</text:span></text:p>
          <text:p><text:span text:style-name="T19">Additonal field 1</text:span></text:p>
          <text:p><text:span text:style-name="T19">Additonal field 2</text:span></text:p>
          <text:p><text:span text:style-name="T19">Additonal field 3</text:span></text:p>
          <text:p><text:span text:style-name="T19">Additonal field 4</text:span></text:p>
          <text:p><text:span text:style-name="T19">Additonal field 5</text:span></text:p>
        </draw:rect>
        <draw:rect draw:style-name="gr18" draw:text-style-name="P8" draw:id="id35" draw:layer="layout" svg:width="7.5cm" svg:height="1cm" svg:x="46cm" svg:y="75.5cm">
          <draw:glue-point draw:id="4" svg:x="3.333cm" svg:y="-5cm"/>
          <draw:glue-point draw:id="5" svg:x="-2.333cm" svg:y="-5cm"/>
          <text:p text:style-name="P5"><text:span text:style-name="T12">Code</text:span></text:p>
        </draw:rect>
        <draw:rect draw:style-name="Свойства_20_атрибутов" draw:id="id38" draw:layer="layout" svg:width="1cm" svg:height="8cm" svg:x="53.5cm" svg:y="76.5cm">
          <text:p><text:span text:style-name="T11">#</text:span></text:p>
          <text:p><text:span text:style-name="T11">*</text:span></text:p>
          <text:p><text:span text:style-name="T11">*</text:span></text:p>
          <text:p><text:span text:style-name="T11">o</text:span></text:p>
          <text:p><text:span text:style-name="T11">o</text:span></text:p>
          <text:p><text:span text:style-name="T11">o</text:span></text:p>
          <text:p><text:span text:style-name="T11">o</text:span></text:p>
          <text:p><text:span text:style-name="T11">o</text:span></text:p>
        </draw:rect>
        <draw:connector draw:style-name="gr13" draw:text-style-name="P5" draw:layer="layout" svg:x1="39.541cm" svg:y1="88cm" svg:x2="36cm" svg:y2="88cm" draw:start-shape="id30" draw:start-glue-point="3" draw:end-shape="id31" draw:end-glue-point="4" svg:d="m39541 88000h-3541">
          <text:p/>
        </draw:connector>
        <draw:g draw:id="id30">
          <draw:custom-shape draw:style-name="gr8" draw:text-style-name="P7" draw:layer="layout" svg:width="2cm" svg:height="2cm" svg:x="39.541cm" svg:y="87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39.841cm" svg:y="87.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1.541cm" svg:y1="88cm" svg:x2="46cm" svg:y2="82cm" draw:start-shape="id30" draw:start-glue-point="1" draw:end-shape="id32" draw:end-glue-point="7" svg:d="m41541 88000h2230v-6000h2229">
          <text:p/>
        </draw:connector>
        <draw:rect draw:style-name="Список_20_атрибутов_20_сущносей" draw:text-style-name="P13" draw:id="id37" draw:layer="layout" svg:width="12cm" svg:height="3cm" svg:x="61.5cm" svg:y="79cm">
          <draw:glue-point draw:id="4" svg:x="-5cm" svg:y="-3.701cm"/>
          <draw:glue-point draw:id="5" svg:x="-5cm" svg:y="-1.017cm"/>
          <draw:glue-point draw:id="6" svg:x="3.333cm" svg:y="5cm"/>
          <text:p><text:span text:style-name="T20">Supercode ID</text:span><text:span text:style-name="T21"> </text:span></text:p>
          <text:p><text:span text:style-name="T20">Subcode ID</text:span></text:p>
          <text:p><text:span text:style-name="T21">Default code</text:span></text:p>
        </draw:rect>
        <draw:rect draw:style-name="Свойства_20_атрибутов" draw:layer="layout" svg:width="1cm" svg:height="3cm" svg:x="73.5cm" svg:y="79cm">
          <text:p><text:span text:style-name="T11">#</text:span></text:p>
          <text:p><text:span text:style-name="T11">#</text:span></text:p>
          <text:p><text:span text:style-name="T11">*</text:span></text:p>
        </draw:rect>
        <draw:connector draw:style-name="gr13" draw:text-style-name="P5" draw:layer="layout" svg:x1="67.5cm" svg:y1="73.5cm" svg:x2="67.5cm" svg:y2="77cm" draw:start-shape="id33" draw:start-glue-point="2" draw:end-shape="id34" draw:end-glue-point="0" svg:d="m67500 73500v3500">
          <text:p/>
        </draw:connector>
        <draw:g draw:id="id33">
          <draw:custom-shape draw:style-name="gr8" draw:text-style-name="P7" draw:layer="layout" svg:width="2cm" svg:height="2cm" svg:x="66.5cm" svg:y="71.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6.8cm" svg:y="71.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66.5cm" svg:y1="72.5cm" svg:x2="52.249cm" svg:y2="75.5cm" draw:start-shape="id33" draw:start-glue-point="3" draw:end-shape="id35" draw:end-glue-point="4" svg:d="m66500 72500h-14251v3000">
          <text:p/>
        </draw:connector>
        <draw:g draw:id="id34">
          <draw:rect draw:style-name="Заголовок_20_сущности" draw:layer="layout" svg:width="12cm" svg:height="2cm" svg:x="61.5cm" svg:y="77cm">
            <text:p/>
          </draw:rect>
          <draw:rect draw:style-name="Заголовок_20_сущности" draw:layer="layout" svg:width="10.824cm" svg:height="1.428cm" svg:x="62.088cm" svg:y="77.286cm">
            <text:p><text:span text:style-name="T12">Codes tree</text:span></text:p>
          </draw:rect>
        </draw:g>
        <draw:connector draw:style-name="gr13" draw:text-style-name="P5" draw:layer="layout" svg:x1="58.8cm" svg:y1="80.5cm" svg:x2="61.5cm" svg:y2="80.5cm" draw:start-shape="id36" draw:start-glue-point="1" draw:end-shape="id37" draw:end-glue-point="3" svg:d="m58800 80500h2700">
          <text:p/>
        </draw:connector>
        <draw:g draw:id="id36">
          <draw:custom-shape draw:style-name="gr8" draw:text-style-name="P7" draw:layer="layout" svg:width="2cm" svg:height="2cm" svg:x="56.8cm" svg:y="79.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7.1cm" svg:y="79.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56.8cm" svg:y1="80.5cm" svg:x2="54.5cm" svg:y2="80.5cm" draw:start-shape="id36" draw:start-glue-point="3" draw:end-shape="id38" draw:end-glue-point="1" svg:d="m56800 80500h-2300">
          <text:p/>
        </draw:connector>
        <draw:rect draw:style-name="Список_20_атрибутов_20_сущносей" draw:text-style-name="P14" draw:layer="layout" svg:width="13cm" svg:height="6cm" svg:x="22cm" svg:y="83.5cm">
          <draw:glue-point draw:id="4" svg:x="-5cm" svg:y="-3.701cm"/>
          <draw:glue-point draw:id="5" svg:x="-5cm" svg:y="-1.017cm"/>
          <text:p><text:span text:style-name="T20">Code ID (that is named)</text:span></text:p>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31" draw:layer="layout" svg:width="1cm" svg:height="6cm" svg:x="35cm" svg:y="83.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5">
          <draw:glue-point draw:id="4" svg:x="3.461cm" svg:y="-5cm"/>
          <draw:rect draw:style-name="Заголовок_20_сущности" draw:layer="layout" svg:width="13cm" svg:height="2cm" svg:x="22cm" svg:y="81.5cm">
            <text:p/>
          </draw:rect>
          <draw:rect draw:style-name="Заголовок_20_сущности" draw:layer="layout" svg:width="11.726cm" svg:height="1.428cm" svg:x="22.637cm" svg:y="81.786cm">
            <text:p><text:span text:style-name="T12">Code name</text:span></text:p>
          </draw:rect>
        </draw:g>
        <draw:rect draw:style-name="Кодификатор" draw:id="id39" draw:layer="layout" svg:width="9cm" svg:height="7.5cm" svg:x="48.5cm" svg:y="87cm">
          <text:p><text:span text:style-name="T22">Codes types</text:span></text:p>
          <text:p/>
          <text:p>metacodifier</text:p>
          <text:p>codifier</text:p>
          <text:p>statuses-set</text:p>
          <text:p>composite code part</text:p>
          <text:p>plain code</text:p>
          <text:p>undefined</text:p>
          <text:p>unclassified</text:p>
        </draw:rect>
        <draw:rect draw:style-name="Кодификатор" draw:layer="layout" svg:width="9cm" svg:height="2.5cm" svg:x="18.918cm" svg:y="40.382cm">
          <text:p><text:span text:style-name="T22">Codifier name</text:span></text:p>
          <text:p/>
          <text:p>Codes...</text:p>
        </draw:rect>
        <draw:rect draw:style-name="gr18" draw:text-style-name="P5" draw:layer="layout" svg:width="26.5cm" svg:height="10cm" svg:x="15cm" svg:y="92cm">
          <text:p text:style-name="P15">For codes that has code_type other than "plain code",</text:p>
          <text:p text:style-name="P15">code_text field becomes constrainted to hold only unique values.</text:p>
          <text:p text:style-name="P15">Besides that, a set of subcodes in scope of 1 codifier (supercode) is also </text:p>
          <text:p text:style-name="P15">constrainted to hold only unique code_text values, even if subcodes are "plain codes".</text:p>
          <text:p text:style-name="P15"/>
          <text:p text:style-name="P15">Examples:</text:p>
          <text:p text:style-name="P15">** codifier(ID: 1; code text: A), codifier(ID: 2; code text: A) — illegal (nonunique code_text)</text:p>
          <text:p text:style-name="P15">** codifier(ID: 1; code text: A; subcodes: [x,y,z,x]) — illegal (nonunique subcodes)</text:p>
          <text:p text:style-name="P15"/>
          <text:p text:style-name="P15">Same rule holds for "codes_names" table, "name" field in scope of any 1 language of name.</text:p>
          <text:p text:style-name="P15"/>
          <text:p text:style-name="P15">These constraints are controlled by triggers.</text:p>
        </draw:rect>
        <draw:connector draw:style-name="gr23" draw:text-style-name="P5" draw:layer="layout" draw:type="line" svg:x1="53cm" svg:y1="87cm" svg:x2="49.75cm" svg:y2="84.5cm" draw:start-shape="id39" draw:end-shape="id32" draw:end-glue-point="2" svg:d="m53000 87000-3250-2500">
          <text:p/>
        </draw:connector>
        <draw:rect draw:style-name="gr21" draw:text-style-name="P11" draw:layer="layout" svg:width="85.527cm" svg:height="10cm" svg:x="11.29cm" svg:y="130.546cm">
          <text:p text:style-name="P10"><text:span text:style-name="T15">-- Administration functions:</text:span></text:p>
          <text:p text:style-name="P10"><text:span text:style-name="T15"/></text:p>
          <text:p text:style-name="P10"><text:span text:style-name="T15">remove_code(par_if_exists boolean, par_acodekeyl t_addressed_code_key_by_lng, par_remove_code boolean, par_cascade_remove_subcodes boolean, par_if_cascade__only_ones_not_reachable_from_elsewhere boolean)</text:span></text:p>
          <text:p text:style-name="P10"><text:span text:style-name="T15">bind_code_to_codifier(par_c_acodekeyl t_addressed_code_key_by_lng, par_cf_codekeyl t_code_key_by_lng, par_dflt boolean)</text:span></text:p>
          <text:p text:style-name="P10"><text:span text:style-name="T15">unbind_code_from_codifier(par_if_exists boolean, par_c_acodekeyl t_addressed_code_key_by_lng)</text:span></text:p>
          <text:p text:style-name="P10"><text:span text:style-name="T15">new_code_by_userseqs(par_code_construct code_construction_input, par_super_code t_code_key_by_lng, par_dflt_isit boolean, par_codifier_ids_seq_name varchar, par_plaincode_ids_seq_name varchar)</text:span></text:p>
          <text:p text:style-name="P10"><text:span text:style-name="T15">new_code(par_code_construct code_construction_input, par_super_code t_code_key_by_lng, par_dflt_isit boolean)</text:span></text:p>
          <text:p text:style-name="P10"><text:span text:style-name="T15">add_subcodes_under_codifier(par_cf t_code_key_by_lng, par_cf_dflt_codestr varchar, VARIADIC par_codes_array code_construction_input[])</text:span></text:p>
          <text:p text:style-name="P10"><text:span text:style-name="T15">new_codifier_w_subcodes(par_super_cf t_code_key_by_lng, par_cf_construct code_construction_input, par_cf_dflt_codestr varchar, VARIADIC par_codes_array code_construction_input[])</text:span></text:p>
          <text:p text:style-name="P10"><text:span text:style-name="T15">make_codifier_from_plaincode(par_if_exists boolean, par_reidentify boolean, par_cf t_code_key_by_lng, par_cf_new_type code_type)</text:span></text:p>
          <text:p text:style-name="P10"><text:span text:style-name="T15">make_codifier_from_plaincode_w_values(par_if_exists boolean, par_reidentify boolean, par_c t_code_key_by_lng, par_cf_new_type code_type, par_cf_dflt_codestr varchar, VARIADIC par_codes_array code_construction_input[])</text:span></text:p>
          <text:p text:style-name="P10"><text:span text:style-name="T15">add_code_lng_names(par_if_exists boolean, par_c t_addressed_code_key_by_lng, VARIADIC par_codesnames_array name_construction_input[])</text:span></text:p>
        </draw:rect>
        <draw:rect draw:style-name="gr21" draw:text-style-name="P11" draw:layer="layout" svg:width="64.21cm" svg:height="13.303cm" svg:x="11.29cm" svg:y="141.197cm">
          <text:p text:style-name="P10"><text:span text:style-name="T15">-- Lookup functions:</text:span></text:p>
          <text:p text:style-name="P10"><text:span text:style-name="T15"/></text:p>
          <text:p text:style-name="P10"><text:span text:style-name="T15">code_id_of(par_if_exists boolean, par_acodekeyl t_addressed_code_key_by_lng)</text:span></text:p>
          <text:p text:style-name="P10"><text:span text:style-name="T15">code_id_of_undefined()</text:span></text:p>
          <text:p text:style-name="P10"><text:span text:style-name="T15">code_id_of_unclassified()</text:span></text:p>
          <text:p text:style-name="P10"><text:span text:style-name="T15">code_id_of_error()</text:span></text:p>
          <text:p text:style-name="P10"><text:span text:style-name="T15">code_id_of_ambiguous()</text:span></text:p>
          <text:p text:style-name="P10"><text:span text:style-name="T15">code_id_of_language(varchar)</text:span></text:p>
          <text:p text:style-name="P10"><text:span text:style-name="T15">code_id_of_entity(entity_code_text varchar)</text:span></text:p>
          <text:p text:style-name="P10"><text:span text:style-name="T15">code_belongs_to_codifier(par_if_cf_exists boolean, par_acodekeyl t_addressed_code_key_by_lng)</text:span></text:p>
          <text:p text:style-name="P10"><text:span text:style-name="T15">get_code(par_if_exists boolean, par_key t_addressed_code_key_by_lng)</text:span></text:p>
          <text:p text:style-name="P10"><text:span text:style-name="T15">codifier_default_code(par_if_exists boolean, par_cf_keyl t_code_key_by_lng)</text:span></text:p>
          <text:p text:style-name="P10"><text:span text:style-name="T15">get_codes_l(par_key t_code_key_by_lng)</text:span></text:p>
          <text:p text:style-name="P10"><text:span text:style-name="T15">get_nonplaincode_by_str(par_codifier varchar)</text:span></text:p>
          <text:p text:style-name="P10"><text:span text:style-name="T15">get_code_by_str(par_codifier varchar, par_code varchar)</text:span></text:p>
          <text:p text:style-name="P10"><text:span text:style-name="T15">get_codes_of_codifier(par_acodekeyl t_addressed_code_key_by_lng)</text:span></text:p>
          <text:p text:style-name="P10"><text:span text:style-name="T15">get_codifiers_of_code(par_acodekeyl t_addressed_code_key_by_lng)</text:span></text:p>
          <text:p><text:span text:style-name="T15">find_subcodes(par_if_exists boolean, par_cf_key t_addressed_code_key_by_lng, par_include_code_itself boolean, par_only_ones_not_reachable_from_elsewhere boolean)</text:span></text:p>
        </draw:rect>
        <draw:g draw:id="id40">
          <draw:custom-shape draw:style-name="gr8" draw:text-style-name="P7" draw:layer="layout" svg:width="2cm" svg:height="2cm" svg:x="41.241cm" svg:y="77.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1.541cm" svg:y="77.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3.241cm" svg:y1="78.5cm" svg:x2="46cm" svg:y2="78.5cm" draw:start-shape="id40" draw:start-glue-point="1" draw:end-shape="id32" draw:end-glue-point="8" svg:d="m43241 78500h2759">
          <text:p/>
        </draw:connector>
        <draw:connector draw:style-name="gr9" draw:text-style-name="P5" draw:layer="layout" draw:type="curve" svg:x1="23.5cm" svg:y1="70.5cm" svg:x2="19.299cm" svg:y2="66.5cm" draw:start-shape="id41" draw:start-glue-point="0" draw:end-shape="id29" draw:end-glue-point="4" svg:d="m23500 70500c0-2962-4201-963-4201-4000">
          <text:p/>
        </draw:connector>
        <draw:rect draw:style-name="Список_20_атрибутов_20_сущносей" draw:text-style-name="P14" draw:id="id43" draw:layer="layout" svg:width="13cm" svg:height="4.115cm" svg:x="17cm" svg:y="72.5cm">
          <draw:glue-point draw:id="4" svg:x="-5cm" svg:y="-3.701cm"/>
          <draw:glue-point draw:id="5" svg:x="-5cm" svg:y="-1.017cm"/>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42" draw:layer="layout" svg:width="1cm" svg:height="4.115cm" svg:x="30cm" svg:y="72.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1">
          <draw:glue-point draw:id="4" svg:x="3.461cm" svg:y="-5cm"/>
          <draw:rect draw:style-name="Заголовок_20_сущности" draw:layer="layout" svg:width="13cm" svg:height="2cm" svg:x="17cm" svg:y="70.5cm">
            <text:p/>
          </draw:rect>
          <draw:rect draw:style-name="Заголовок_20_сущности" draw:layer="layout" svg:width="11.726cm" svg:height="1.428cm" svg:x="17.637cm" svg:y="70.786cm">
            <text:p><text:span text:style-name="T12">Named in language</text:span></text:p>
          </draw:rect>
        </draw:g>
        <draw:connector draw:style-name="gr13" draw:text-style-name="P5" draw:layer="layout" draw:line-skew="2.38cm" svg:x1="41.241cm" svg:y1="78.5cm" svg:x2="31cm" svg:y2="73.186cm" draw:start-shape="id40" draw:start-glue-point="3" draw:end-shape="id42" draw:end-glue-point="5" svg:d="m41241 78500h-2741v-5314h-7500">
          <text:p/>
        </draw:connector>
        <draw:connector draw:style-name="gr9" draw:text-style-name="P5" draw:layer="layout" draw:type="line" svg:x1="23.5cm" svg:y1="76.615cm" svg:x2="23.5cm" svg:y2="77.7cm" draw:start-shape="id43" draw:end-shape="id44" draw:end-glue-point="0" svg:d="m23500 76615v1085">
          <text:p/>
        </draw:connector>
        <draw:path draw:style-name="gr17" draw:text-style-name="P5" draw:id="id44" draw:layer="layout" svg:width="2.099cm" svg:height="1.099cm" svg:x="22.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3.512cm" svg:y1="84.862cm" svg:x2="23.051cm" svg:y2="78.8cm" draw:end-shape="id44" draw:end-glue-point="5" svg:d="m3512 84862c0-4134 19539-1103 19539-6062">
          <text:p/>
        </draw:connector>
        <draw:connector draw:style-name="gr9" draw:text-style-name="P5" draw:layer="layout" draw:type="curve" svg:x1="28.5cm" svg:y1="81.5cm" svg:x2="24.049cm" svg:y2="78.8cm" draw:start-shape="id45" draw:start-glue-point="0" draw:end-shape="id44" draw:end-glue-point="4" svg:d="m28500 81500c0-1987-4451-638-4451-2700">
          <text:p/>
        </draw:connector>
        <draw:connector draw:style-name="gr24" draw:text-style-name="P5" draw:layer="layout" draw:type="curve" draw:line-skew="-0.12cm" svg:x1="41.241cm" svg:y1="78.5cm" svg:x2="36cm" svg:y2="84.501cm" draw:start-shape="id40" draw:end-shape="id31" draw:end-glue-point="5" svg:d="m41241 78500c-4111 0-1491 6001-5241 6001">
          <text:p/>
        </draw:connector>
        <draw:ellipse draw:style-name="gr25" draw:text-style-name="P5" draw:id="id46" draw:layer="layout" svg:width="4.5cm" svg:height="2.5cm" svg:x="32.5cm" svg:y="104cm">
          <text:p text:style-name="P5">Root</text:p>
          <text:p text:style-name="P5">ID: 0</text:p>
        </draw:ellipse>
        <draw:ellipse draw:style-name="gr25" draw:text-style-name="P5" draw:id="id47" draw:layer="layout" svg:width="5.5cm" svg:height="2.435cm" svg:x="15.5cm" svg:y="109.5cm">
          <text:p text:style-name="P5">Usual codifiers</text:p>
          <text:p text:style-name="P5">ID: 1</text:p>
        </draw:ellipse>
        <draw:connector draw:style-name="gr26" draw:text-style-name="P5" draw:layer="layout" draw:type="line" svg:x1="34.75cm" svg:y1="106.5cm" svg:x2="18.25cm" svg:y2="109.5cm" draw:start-shape="id46" draw:start-glue-point="2" draw:end-shape="id47" draw:end-glue-point="0" svg:d="m34750 106500-16500 3000">
          <text:p/>
        </draw:connector>
        <draw:ellipse draw:style-name="gr25" draw:text-style-name="P5" draw:id="id48" draw:layer="layout" svg:width="5.5cm" svg:height="2.435cm" svg:x="22.2cm" svg:y="109.5cm">
          <text:p text:style-name="P5">Statuses sets</text:p>
          <text:p text:style-name="P5">ID: 2</text:p>
        </draw:ellipse>
        <draw:connector draw:style-name="gr27" draw:text-style-name="P5" draw:layer="layout" draw:type="line" svg:x1="34.75cm" svg:y1="106.5cm" svg:x2="24.95cm" svg:y2="109.5cm" draw:start-shape="id46" draw:start-glue-point="2" draw:end-shape="id48" draw:end-glue-point="0" svg:d="m34750 106500-9800 3000">
          <text:p/>
        </draw:connector>
        <draw:ellipse draw:style-name="gr25" draw:text-style-name="P5" draw:id="id49" draw:layer="layout" svg:width="5.5cm" svg:height="2.435cm" svg:x="28.5cm" svg:y="109.5cm">
          <text:p text:style-name="P5">Complex codes</text:p>
          <text:p text:style-name="P5">ID: 3</text:p>
        </draw:ellipse>
        <draw:connector draw:style-name="gr28" draw:text-style-name="P5" draw:layer="layout" draw:type="line" svg:x1="34.75cm" svg:y1="106.5cm" svg:x2="31.25cm" svg:y2="109.5cm" draw:start-shape="id46" draw:start-glue-point="2" draw:end-shape="id49" draw:end-glue-point="0" svg:d="m34750 106500-3500 3000">
          <text:p/>
        </draw:connector>
        <draw:ellipse draw:style-name="gr25" draw:text-style-name="P5" draw:id="id50" draw:layer="layout" svg:width="6cm" svg:height="2.435cm" svg:x="42cm" svg:y="109.5cm">
          <text:p text:style-name="P5">System codifiers</text:p>
          <text:p text:style-name="P5">ID: 4</text:p>
        </draw:ellipse>
        <draw:ellipse draw:style-name="gr25" draw:text-style-name="P5" draw:id="id51" draw:layer="layout" svg:width="7.5cm" svg:height="2cm" svg:x="57.5cm" svg:y="115.25cm">
          <text:p text:style-name="P5">Languages</text:p>
          <text:p text:style-name="P5">ID: 6</text:p>
        </draw:ellipse>
        <draw:connector draw:style-name="gr29" draw:text-style-name="P5" draw:layer="layout" draw:type="line" svg:x1="45cm" svg:y1="111.935cm" svg:x2="61.25cm" svg:y2="115.25cm" draw:start-shape="id50" draw:start-glue-point="2" draw:end-shape="id51" draw:end-glue-point="0" svg:d="m45000 111935 16250 3315">
          <text:p/>
        </draw:connector>
        <draw:ellipse draw:style-name="gr25" draw:text-style-name="P5" draw:id="id52" draw:layer="layout" svg:width="9cm" svg:height="3cm" svg:x="32.9cm" svg:y="114.75cm">
          <text:p text:style-name="P5">Common nominal codes sets</text:p>
          <text:p text:style-name="P5">ID: 5</text:p>
        </draw:ellipse>
        <draw:connector draw:style-name="gr30" draw:text-style-name="P5" draw:layer="layout" draw:type="line" svg:x1="45cm" svg:y1="111.935cm" svg:x2="37.4cm" svg:y2="114.75cm" draw:start-shape="id50" draw:start-glue-point="2" draw:end-shape="id52" draw:end-glue-point="0" svg:d="m45000 111935-7600 2815">
          <text:p/>
        </draw:connector>
        <draw:connector draw:style-name="gr31" draw:text-style-name="P5" draw:layer="layout" draw:type="line" svg:x1="34.75cm" svg:y1="106.5cm" svg:x2="45cm" svg:y2="109.5cm" draw:start-shape="id46" draw:start-glue-point="2" draw:end-shape="id50" draw:end-glue-point="0" svg:d="m34750 106500 10250 3000">
          <text:p/>
        </draw:connector>
        <draw:ellipse draw:style-name="gr32" draw:id="id53" draw:layer="layout" svg:width="3.5cm" svg:height="2.5cm" svg:x="37.667cm" svg:y="121.75cm">
          <text:p>error</text:p>
          <text:p>ID: 52</text:p>
        </draw:ellipse>
        <draw:connector draw:style-name="gr33" draw:text-style-name="P5" draw:layer="layout" draw:type="line" svg:x1="37.4cm" svg:y1="117.75cm" svg:x2="39.417cm" svg:y2="121.75cm" draw:start-shape="id52" draw:start-glue-point="2" draw:end-shape="id53" draw:end-glue-point="0" svg:d="m37400 117750 2017 4000">
          <text:p/>
        </draw:connector>
        <draw:ellipse draw:style-name="gr32" draw:id="id54" draw:layer="layout" svg:width="4.5cm" svg:height="2.5cm" svg:x="42cm" svg:y="121.75cm">
          <text:p>ambiguous</text:p>
          <text:p>ID: 53</text:p>
        </draw:ellipse>
        <draw:connector draw:style-name="gr34" draw:text-style-name="P5" draw:layer="layout" draw:type="line" svg:x1="37.4cm" svg:y1="117.75cm" svg:x2="44.25cm" svg:y2="121.75cm" draw:start-shape="id52" draw:start-glue-point="2" draw:end-shape="id54" draw:end-glue-point="0" svg:d="m37400 117750 6850 4000">
          <text:p/>
        </draw:connector>
        <draw:ellipse draw:style-name="gr32" draw:id="id55" draw:layer="layout" svg:width="4.5cm" svg:height="2.5cm" svg:x="32.833cm" svg:y="121.75cm">
          <text:p>unclassified</text:p>
          <text:p>ID: 51</text:p>
        </draw:ellipse>
        <draw:connector draw:style-name="gr33" draw:text-style-name="P5" draw:layer="layout" draw:type="line" svg:x1="37.4cm" svg:y1="117.75cm" svg:x2="35.083cm" svg:y2="121.75cm" draw:start-shape="id52" draw:start-glue-point="2" draw:end-shape="id55" draw:end-glue-point="0" svg:d="m37400 117750-2317 4000">
          <text:p/>
        </draw:connector>
        <draw:ellipse draw:style-name="gr32" draw:id="id56" draw:layer="layout" svg:width="4.5cm" svg:height="2.5cm" svg:x="27.5cm" svg:y="121.75cm">
          <text:p>undefined</text:p>
          <text:p>ID: 50</text:p>
        </draw:ellipse>
        <draw:connector draw:style-name="gr33" draw:text-style-name="P5" draw:layer="layout" draw:type="line" svg:x1="37.4cm" svg:y1="117.75cm" svg:x2="29.75cm" svg:y2="121.75cm" draw:start-shape="id52" draw:start-glue-point="2" draw:end-shape="id56" draw:end-glue-point="0" svg:d="m37400 117750-7650 4000">
          <text:p/>
        </draw:connector>
        <draw:ellipse draw:style-name="gr32" draw:id="id57" draw:layer="layout" svg:width="3.5cm" svg:height="2.5cm" svg:x="59.5cm" svg:y="121.75cm">
          <text:p>spa</text:p>
          <text:p>ID: 9002</text:p>
        </draw:ellipse>
        <draw:connector draw:style-name="gr33" draw:text-style-name="P5" draw:layer="layout" draw:type="line" svg:x1="61.25cm" svg:y1="117.25cm" svg:x2="61.25cm" svg:y2="121.75cm" draw:start-shape="id51" draw:start-glue-point="2" draw:end-shape="id57" draw:end-glue-point="0" svg:d="m61250 117250v4500">
          <text:p/>
        </draw:connector>
        <draw:ellipse draw:style-name="gr32" draw:id="id58" draw:layer="layout" svg:width="4.5cm" svg:height="2.5cm" svg:x="63.654cm" svg:y="121.75cm">
          <text:p>fra</text:p>
          <text:p>ID: 9003</text:p>
        </draw:ellipse>
        <draw:connector draw:style-name="gr34" draw:text-style-name="P5" draw:layer="layout" draw:type="line" svg:x1="61.25cm" svg:y1="117.25cm" svg:x2="65.904cm" svg:y2="121.75cm" draw:start-shape="id51" draw:start-glue-point="2" draw:end-shape="id58" draw:end-glue-point="0" svg:d="m61250 117250 4654 4500">
          <text:p/>
        </draw:connector>
        <draw:ellipse draw:style-name="gr32" draw:id="id59" draw:layer="layout" svg:width="4.5cm" svg:height="2.5cm" svg:x="54.487cm" svg:y="121.75cm">
          <text:p>rus</text:p>
          <text:p>ID: 9001</text:p>
        </draw:ellipse>
        <draw:connector draw:style-name="gr33" draw:text-style-name="P5" draw:layer="layout" draw:type="line" svg:x1="61.25cm" svg:y1="117.25cm" svg:x2="56.737cm" svg:y2="121.75cm" draw:start-shape="id51" draw:start-glue-point="2" draw:end-shape="id59" draw:end-glue-point="0" svg:d="m61250 117250-4513 4500">
          <text:p/>
        </draw:connector>
        <draw:ellipse draw:style-name="gr32" draw:id="id60" draw:layer="layout" svg:width="4.5cm" svg:height="2.5cm" svg:x="49.154cm" svg:y="121.75cm">
          <text:p>eng</text:p>
          <text:p>ID: 9000</text:p>
        </draw:ellipse>
        <draw:connector draw:style-name="gr33" draw:text-style-name="P5" draw:layer="layout" draw:type="line" svg:x1="61.25cm" svg:y1="117.25cm" svg:x2="51.404cm" svg:y2="121.75cm" draw:start-shape="id51" draw:start-glue-point="2" draw:end-shape="id60" draw:end-glue-point="0" svg:d="m61250 117250-9846 4500">
          <text:p/>
        </draw:connector>
        <draw:ellipse draw:style-name="gr32" draw:id="id61" draw:layer="layout" svg:width="4.5cm" svg:height="2.5cm" svg:x="68.687cm" svg:y="121.75cm">
          <text:p>deu</text:p>
          <text:p>ID: 9004</text:p>
        </draw:ellipse>
        <draw:connector draw:style-name="gr34" draw:text-style-name="P5" draw:layer="layout" draw:type="line" svg:x1="61.25cm" svg:y1="117.25cm" svg:x2="70.937cm" svg:y2="121.75cm" draw:start-shape="id51" draw:start-glue-point="2" draw:end-shape="id61" draw:end-glue-point="0" svg:d="m61250 117250 9687 4500">
          <text:p/>
        </draw:connector>
        <draw:custom-shape draw:style-name="gr35" draw:text-style-name="P5" draw:id="id62" draw:layer="layout" svg:width="9.9cm" svg:height="3.5cm" svg:x="14.5cm" svg:y="117.5cm">
          <text:p text:style-name="P5">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6" draw:text-style-name="P5" draw:layer="layout" draw:type="line" svg:x1="19.45cm" svg:y1="117.5cm" svg:x2="18.25cm" svg:y2="111.935cm" draw:start-shape="id62" draw:start-glue-point="0" draw:end-shape="id47" draw:end-glue-point="2" svg:d="m19450 117500-1200-5565">
          <text:p/>
        </draw:connector>
        <draw:connector draw:style-name="gr37" draw:text-style-name="P5" draw:layer="layout" draw:type="line" svg:x1="19.45cm" svg:y1="117.5cm" svg:x2="24.95cm" svg:y2="111.935cm" draw:start-shape="id62" draw:start-glue-point="0" draw:end-shape="id48" draw:end-glue-point="2" svg:d="m19450 117500 5500-5565">
          <text:p/>
        </draw:connector>
        <draw:connector draw:style-name="gr36" draw:text-style-name="P5" draw:layer="layout" draw:type="line" svg:x1="19.45cm" svg:y1="117.5cm" svg:x2="31.25cm" svg:y2="111.935cm" draw:start-shape="id62" draw:start-glue-point="0" draw:end-shape="id49" draw:end-glue-point="2" svg:d="m19450 117500 11800-5565">
          <text:p/>
        </draw:connector>
        <draw:custom-shape draw:style-name="gr35" draw:text-style-name="P5" draw:id="id63" draw:layer="layout" svg:width="9.9cm" svg:height="3.5cm" svg:x="42.241cm" svg:y="103cm">
          <text:p text:style-name="P5">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6" draw:text-style-name="P5" draw:layer="layout" draw:type="line" svg:x1="47.191cm" svg:y1="106.5cm" svg:x2="45cm" svg:y2="109.5cm" draw:start-shape="id63" draw:start-glue-point="2" draw:end-shape="id50" draw:end-glue-point="0" svg:d="m47191 106500-2191 3000">
          <text:p/>
        </draw:connector>
        <draw:frame draw:style-name="gr20" draw:text-style-name="P5" draw:layer="layout" svg:width="6.5cm" svg:height="1.75cm" svg:x="39cm" svg:y="75.475cm">
          <draw:text-box>
            <text:p text:style-name="P5"><text:span text:style-name="T20">Code of language, in which named</text:span></text:p>
          </draw:text-box>
        </draw:frame>
        <draw:frame draw:style-name="gr20" draw:text-style-name="P5" draw:layer="layout" svg:width="6.5cm" svg:height="1.75cm" svg:x="37.5cm" svg:y="89cm">
          <draw:text-box>
            <text:p text:style-name="P5"><text:span text:style-name="T20">Code that is named</text:span></text:p>
          </draw:text-box>
        </draw:frame>
        <draw:ellipse draw:style-name="gr25" draw:text-style-name="P5" draw:id="id64" draw:layer="layout" svg:width="9cm" svg:height="3cm" svg:x="74.501cm" svg:y="114.75cm">
          <text:p text:style-name="P5">Entities</text:p>
          <text:p text:style-name="P5">ID: 7</text:p>
        </draw:ellipse>
        <draw:connector draw:style-name="gr30" draw:text-style-name="P5" draw:layer="layout" draw:type="line" svg:x1="45cm" svg:y1="111.935cm" svg:x2="79.001cm" svg:y2="114.75cm" draw:end-shape="id64" draw:end-glue-point="0" svg:d="m45000 111935 34001 2815">
          <text:p/>
        </draw:connector>
        <draw:ellipse draw:style-name="gr32" draw:id="id65" draw:layer="layout" svg:width="3.5cm" svg:height="2.5cm" svg:x="77.251cm" svg:y="121.75cm">
          <text:p>code</text:p>
          <text:p>ID: 9500</text:p>
        </draw:ellipse>
        <draw:connector draw:style-name="gr33" draw:text-style-name="P5" draw:layer="layout" draw:type="line" svg:x1="79.001cm" svg:y1="117.75cm" svg:x2="79.001cm" svg:y2="121.75cm" draw:start-shape="id64" draw:start-glue-point="2" draw:end-shape="id65" draw:end-glue-point="0" svg:d="m79001 117750v4000">
          <text:p/>
        </draw:connector>
        <draw:custom-shape draw:style-name="gr35" draw:text-style-name="P5" draw:layer="layout" svg:width="9.9cm" svg:height="3.5cm" svg:x="58cm" svg:y="126cm">
          <text:p text:style-name="P5">Languages use special </text:p>
          <text:p text:style-name="P5">IDs sequence called </text:p>
          <text:p text:style-name="P5">"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5" draw:text-style-name="P5" draw:layer="layout" svg:width="9.9cm" svg:height="3.5cm" svg:x="74.212cm" svg:y="125.239cm">
          <text:p text:style-name="P5">Entities use special </text:p>
          <text:p text:style-name="P5">IDs sequence called </text:p>
          <text:p text:style-name="P5">"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3" draw:text-style-name="P5" draw:layer="layout" svg:x1="47cm" svg:y1="62cm" svg:x2="26cm" svg:y2="62cm" draw:start-shape="id66" draw:start-glue-point="3" draw:end-shape="id67" draw:end-glue-point="1" svg:d="m47000 62000h-21000">
          <text:p/>
        </draw:connector>
        <draw:g draw:id="id66">
          <draw:custom-shape draw:style-name="gr8" draw:text-style-name="P7" draw:layer="layout" svg:width="2cm" svg:height="2cm" svg:x="47cm" svg:y="61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7.3cm" svg:y="61.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8cm" svg:y1="63cm" svg:x2="48.001cm" svg:y2="75.5cm" draw:start-shape="id66" draw:start-glue-point="2" draw:end-shape="id35" draw:end-glue-point="5" svg:d="m48000 63000v6251h1v6249">
          <text:p/>
        </draw:connector>
        <draw:frame draw:style-name="gr20" draw:text-style-name="P5" draw:layer="layout" svg:width="6.5cm" svg:height="1.75cm" svg:x="44.677cm" svg:y="59.029cm">
          <draw:text-box>
            <text:p text:style-name="P5"><text:span text:style-name="T20">Code of entity, which is named</text:span></text:p>
          </draw:text-box>
        </draw:frame>
        <draw:connector draw:style-name="gr24" draw:text-style-name="P5" draw:layer="layout" draw:type="curve" svg:x1="47cm" svg:y1="62cm" svg:x2="27.999cm" svg:y2="70.5cm" draw:start-shape="id66" draw:start-glue-point="3" draw:end-shape="id41" draw:end-glue-point="4" svg:d="m47000 62000c-12668 0-19001 2833-19001 8500">
          <text:p/>
        </draw:connector>
        <draw:connector draw:style-name="gr24" draw:text-style-name="P5" draw:layer="layout" draw:type="curve" svg:x1="47cm" svg:y1="62cm" svg:x2="32.999cm" svg:y2="81.5cm" draw:start-shape="id66" draw:start-glue-point="3" draw:end-shape="id45" draw:end-glue-point="4" svg:d="m47000 62000c-9334 0-14001 6500-14001 19500">
          <text:p/>
        </draw:connector>
        <draw:rect draw:style-name="Кодификатор" draw:id="id68" draw:layer="layout" svg:width="6cm" svg:height="8cm" svg:x="10cm" svg:y="72cm">
          <text:p><text:span text:style-name="T23">Languages:</text:span></text:p>
          <text:p><text:span text:style-name="T22"/></text:p>
          <text:p>eng</text:p>
          <text:p>rus</text:p>
          <text:p>spa</text:p>
          <text:p>fra</text:p>
          <text:p>deu</text:p>
          <text:p/>
          <text:p text:style-name="P16">undefined</text:p>
          <text:p text:style-name="P16">unclassified</text:p>
        </draw:rect>
        <draw:connector draw:style-name="Привязка_20_кодификатора" draw:layer="layout" draw:type="line" svg:x1="16cm" svg:y1="76cm" svg:x2="17cm" svg:y2="74.139cm" draw:start-shape="id68" draw:start-glue-point="1" draw:end-shape="id43" draw:end-glue-point="5" svg:d="m16000 76000 1000-1861">
          <text:p/>
        </draw:connector>
        <draw:rect draw:style-name="Кодификатор" draw:id="id69" draw:layer="layout" svg:width="7.5cm" svg:height="3cm" svg:x="29cm" svg:y="57cm">
          <text:p><text:span text:style-name="T23">Named entities:</text:span></text:p>
          <text:p><text:span text:style-name="T22"/></text:p>
          <text:p>code</text:p>
        </draw:rect>
        <draw:connector draw:style-name="Привязка_20_кодификатора" draw:layer="layout" draw:type="line" svg:x1="29cm" svg:y1="58.5cm" svg:x2="25cm" svg:y2="59.5cm" draw:start-shape="id69" draw:start-glue-point="3" draw:end-shape="id70" draw:end-glue-point="1" svg:d="m29000 58500-4000 1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3-17T19:07:19.43</dc:date>
    <dc:creator>Belka </dc:creator>
    <meta:editing-duration>PT84H58M52S</meta:editing-duration>
    <meta:editing-cycles>19</meta:editing-cycles>
    <meta:generator>OpenOffice.org/3.1$Win32 OpenOffice.org_project/310m19$Build-9420</meta:generator>
    <meta:document-statistic meta:object-count="246"/>
  </office:meta>
</office:document-meta>
</file>